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6fddf" officeooo:paragraph-rsid="0021b3d4"/>
    </style:style>
    <style:style style:name="P2" style:family="paragraph" style:parent-style-name="Standard">
      <style:paragraph-properties fo:text-align="justify" style:justify-single-word="false"/>
      <style:text-properties officeooo:rsid="0006fddf" officeooo:paragraph-rsid="0021b3d4"/>
    </style:style>
    <style:style style:name="P3" style:family="paragraph" style:parent-style-name="Standard">
      <style:text-properties officeooo:rsid="004a237e" officeooo:paragraph-rsid="004a237e"/>
    </style:style>
    <style:style style:name="P4" style:family="paragraph" style:parent-style-name="Standard">
      <style:text-properties officeooo:rsid="004a237e" officeooo:paragraph-rsid="004b8c17"/>
    </style:style>
    <style:style style:name="P5" style:family="paragraph" style:parent-style-name="Standard">
      <style:text-properties officeooo:rsid="004b8c17" officeooo:paragraph-rsid="004b8c17"/>
    </style:style>
    <style:style style:name="P6" style:family="paragraph" style:parent-style-name="Standard">
      <style:text-properties officeooo:rsid="004b8c17" officeooo:paragraph-rsid="0051af47"/>
    </style:style>
    <style:style style:name="P7" style:family="paragraph" style:parent-style-name="Standard">
      <style:text-properties officeooo:rsid="004cb28f" officeooo:paragraph-rsid="004cb28f"/>
    </style:style>
    <style:style style:name="P8" style:family="paragraph" style:parent-style-name="Standard">
      <style:text-properties officeooo:rsid="004e4258" officeooo:paragraph-rsid="004e4258"/>
    </style:style>
    <style:style style:name="P9" style:family="paragraph" style:parent-style-name="Standard">
      <style:text-properties officeooo:rsid="00518541" officeooo:paragraph-rsid="00518541"/>
    </style:style>
    <style:style style:name="P10" style:family="paragraph" style:parent-style-name="Standard">
      <style:text-properties officeooo:rsid="0051af47" officeooo:paragraph-rsid="0051af47"/>
    </style:style>
    <style:style style:name="P11" style:family="paragraph" style:parent-style-name="Standard">
      <style:text-properties officeooo:rsid="0051af47" officeooo:paragraph-rsid="0052a7b7"/>
    </style:style>
    <style:style style:name="P12" style:family="paragraph" style:parent-style-name="Standard">
      <style:text-properties officeooo:rsid="00518541" officeooo:paragraph-rsid="00518541"/>
    </style:style>
    <style:style style:name="P13" style:family="paragraph" style:parent-style-name="Standard">
      <style:text-properties officeooo:rsid="00518541" officeooo:paragraph-rsid="005408af"/>
    </style:style>
    <style:style style:name="T1" style:family="text">
      <style:text-properties officeooo:rsid="004a237e"/>
    </style:style>
    <style:style style:name="T2" style:family="text">
      <style:text-properties officeooo:rsid="0051af47"/>
    </style:style>
    <style:style style:name="T3" style:family="text">
      <style:text-properties officeooo:rsid="0052a7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ises </text:p>
      <text:p text:style-name="P2"><text:s/><text:span text:style-name="T1">but the first and </text:span></text:p>
      <text:p text:style-name="P3">8.1) Write a function called Chop that takes a list and modifies it, removing the first and last elements, and returns Nome.</text:p>
      <text:p text:style-name="P4">Then write a function called middle that takes a list and returns a new list that contains all but the first and last elements.</text:p>
      <text:p text:style-name="P4"/>
      <text:p text:style-name="P6">R: <text:span text:style-name="T2">inside</text:span> E8_1.py</text:p>
      <text:p text:style-name="P5"/>
      <text:p text:style-name="P7">8.2) figure out which line of the above program is still not properly guarded, see if you can construct a text file chich causes the program to fail and then modify the program só that line is properly guarded and test it to make sure it handles your new text file.</text:p>
      <text:p text:style-name="P7"/>
      <text:p text:style-name="P10">R: inside E8_2.py</text:p>
      <text:p text:style-name="P7"/>
      <text:p text:style-name="P7">8.3)Rewrite the guardian code in the above example without two if statements, instead use a compound logical expression using the and operator with a single statement.</text:p>
      <text:p text:style-name="P7"/>
      <text:p text:style-name="P11">R: inside E8_<text:span text:style-name="T3">3</text:span>.py</text:p>
      <text:p text:style-name="P7"/>
      <text:p text:style-name="P7">8.4) dowload a copy of the file from <text:a xlink:type="simple" xlink:href="http://www.py4inf.com/code/romeo.txt" text:style-name="Internet_20_link" text:visited-style-name="Visited_20_Internet_20_Link">www.py4inf.com/code/romeo.txt</text:a></text:p>
      <text:p text:style-name="P7"><text:s/>Write a program to open the file rome.txt and read it line by live. For each line split the line into a list of words using <text:s/>the split function.</text:p>
      <text:p text:style-name="P7"><text:s/>For each word, check to see if the word is already in a list. If the words is not in the list, add it to the list.</text:p>
      <text:p text:style-name="P7"><text:s/>When the program completer,sort and print the resulting words in alphabetical order.</text:p>
      <text:p text:style-name="P7"><text:s text:c="2"/>Enter file: romeo.txt</text:p>
      <text:p text:style-name="P7">['Arise', 'But', 'It', 'Juliet', 'Who', 'already', 'and', 'breaks', 'east', 'envious', 'fair', 'grief', 'is', </text:p>
      <text:p text:style-name="P7">'kill', 'light', 'moon', 'pale', 'sick', 'soft','sun', 'the', 'through', 'what', 'window','with', 'yonder']</text:p>
      <text:p text:style-name="P7"/>
      <text:p text:style-name="P8">8.5) Write a program to read through the mail box data and when you find line that starts with “From”, you will split the line into words using the split function. We are interested in who sent the message, which is the second word on the From line.</text:p>
      <text:p text:style-name="P8"><text:tab/>From stephen.marquard@uct.ac.za Sat Jan 5 09:14:16 2008</text:p>
      <text:p text:style-name="P8"><text:s/>You will parse the From line and pront out the second word for each From line, then you will also count the number of From( not From) lines and print out a count at the end.</text:p>
      <text:p text:style-name="P8"><text:s/>this is a good sample output with a few lines removed</text:p>
      <text:p text:style-name="P8"/>
      <text:p text:style-name="P8">python fromcount.py</text:p>
      <text:p text:style-name="P8">Enter a file name: mbox-short.txt</text:p>
      <text:p text:style-name="P8">stephen.marquard@uct.ac.za</text:p>
      <text:p text:style-name="P8">louis@media.berkeley.edu</text:p>
      <text:p text:style-name="P8">zqian@umich.edu</text:p>
      <text:p text:style-name="P8">[...some output removed...]</text:p>
      <text:p text:style-name="P8"><text:a xlink:type="simple" xlink:href="mailto:ray@media.berkeley.edu" text:style-name="Internet_20_link" text:visited-style-name="Visited_20_Internet_20_Link">ray@media.berkeley.edu</text:a></text:p>
      <text:p text:style-name="P8">cwen@iupui.edu</text:p>
      <text:p text:style-name="P8">cwen@iupui.edu</text:p>
      <text:p text:style-name="P8">cwen@iupui.edu</text:p>
      <text:p text:style-name="P8">There were 27 lines in the file with From as the first word</text:p>
      <text:p text:style-name="P8"/>
      <text:p text:style-name="P9">Exercide 8.6) Rewrite the program that prompts the user for a list of a numbers and prints out the maximum and minimum of the number at the end when the user enters “done”. Write the program <text:soft-page-break/>to store the numbers the user enters in a list and use the max() and min() function to compute the maximum and minimum numbers after the loop completes.</text:p>
      <text:p text:style-name="P9">Enter a number:6</text:p>
      <text:p text:style-name="P13">Enter a number:2</text:p>
      <text:p text:style-name="P13">Enter a number:9</text:p>
      <text:p text:style-name="P13">Enter a number:3</text:p>
      <text:p text:style-name="P13">Enter a number:5</text:p>
      <text:p text:style-name="P13">Enter a number:done</text:p>
      <text:p text:style-name="P9">Maximum: 9.0</text:p>
      <text:p text:style-name="P9">Minimum: 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1T19:37:23.262965750</meta:creation-date>
    <dc:date>2021-08-19T15:26:59.358494400</dc:date>
    <meta:editing-duration>PT14H31M54S</meta:editing-duration>
    <meta:editing-cycles>43</meta:editing-cycles>
    <meta:generator>LibreOffice/6.1.5.2$Linux_X86_64 LibreOffice_project/10$Build-2</meta:generator>
    <meta:document-statistic meta:table-count="0" meta:image-count="0" meta:object-count="0" meta:page-count="2" meta:paragraph-count="40" meta:word-count="459" meta:character-count="2680" meta:non-whitespace-character-count="2248"/>
  </office:meta>
</office:document-meta>
</file>